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Songti-SC-Regular" svg:font-family="STSongti-SC-Regular"/>
    <style:font-face style:name="Helvetica" svg:font-family="Helvetica" style:font-family-generic="swiss"/>
    <style:font-face style:name="Proxima Nova" svg:font-family="'Proxima Nova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661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1835in"/>
    </style:style>
    <style:style style:name="co6" style:family="table-column">
      <style:table-column-properties fo:break-before="auto" style:column-width="2.4717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0354in"/>
    </style:style>
    <style:style style:name="ro5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2402in" fo:break-before="auto" style:use-optimal-row-height="true"/>
    </style:style>
    <style:style style:name="ro6" style:family="table-row">
      <style:table-row-properties style:row-height="0.2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font-name="Proxima Nova" fo:font-size="12pt" fo:font-weight="bold" style:font-name-asian="Proxima Nova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Proxima Nov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xima Nova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Proxima Nov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font-name="Proxima Nova" fo:font-size="12pt" style:font-name-asian="Proxima Nova" style:font-size-asian="12pt" style:font-size-complex="12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Proxima Nova" fo:font-size="12pt" fo:font-weight="bold" style:font-name-asian="Proxima Nova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Proxima Nova" fo:font-size="12pt" style:font-name-asian="Proxima Nova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/>
      <style:text-properties style:font-name="Proxima Nova" fo:font-size="14pt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 style:font-name="Helvetica" fo:font-size="12pt" style:font-name-asian="Helvetica" style:font-size-asian="12pt" style:font-name-complex="Helvetica" style:font-size-complex="6.80000019073486pt"/>
    </style:style>
    <style:style style:name="T2" style:family="text">
      <style:text-properties style:use-window-font-color="true" style:font-name="STSongti-SC-Regular" fo:font-size="12pt" style:font-name-asian="STSongti-SC-Regular" style:font-size-asian="12pt" style:font-name-complex="STSongti-SC-Regular" style:font-size-complex="6.80000019073486pt"/>
    </style:style>
  </office:automatic-styles>
  <office:body>
    <office:spreadsheet>
      <table:table table:name="Sheet1" table:style-name="ta1" table:print="false">
        <table:table-column table:style-name="co3" table:default-cell-style-name="ce4"/>
        <table:table-column table:style-name="co4" table:default-cell-style-name="ce4"/>
        <table:table-column table:style-name="co2" table:visibility="collapse" table:default-cell-style-name="ce4"/>
        <table:table-column table:style-name="co5" table:default-cell-style-name="ce4"/>
        <table:table-column table:style-name="co6" table:visibility="collapse" table:default-cell-style-name="ce4"/>
        <table:table-column table:style-name="co7" table:visibility="collapse" table:default-cell-style-name="ce4"/>
        <table:table-column table:style-name="co2" table:number-columns-repeated="3" table:default-cell-style-name="ce4"/>
        <table:table-column table:style-name="co2" table:visibility="collapse" table:default-cell-style-name="ce4"/>
        <table:table-column table:style-name="co7" table:default-cell-style-name="ce4"/>
        <table:table-column table:style-name="co2" table:default-cell-style-name="ce4"/>
        <table:table-column table:style-name="co2" table:default-cell-style-name="ce6"/>
        <table:table-column table:style-name="co2" table:number-columns-repeated="3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origin</text:p>
          </table:table-cell>
          <table:table-cell table:style-name="ce1" office:value-type="string">
            <text:p>origin (primary)</text:p>
          </table:table-cell>
          <table:table-cell table:style-name="ce1" office:value-type="string">
            <text:p>exact meaning</text:p>
          </table:table-cell>
          <table:table-cell table:style-name="ce1" office:value-type="string">
            <text:p>meaning category</text:p>
          </table:table-cell>
          <table:table-cell table:style-name="ce1" office:value-type="string">
            <text:p>Tone 1</text:p>
          </table:table-cell>
          <table:table-cell table:style-name="ce1" office:value-type="string">
            <text:p>Tone 2</text:p>
          </table:table-cell>
          <table:table-cell table:style-name="ce5" office:value-type="string">
            <text:p>rating</text:p>
          </table:table-cell>
          <table:table-cell table:style-name="ce1" office:value-type="string">
            <text:p>familiarity</text:p>
          </table:table-cell>
          <table:table-cell table:style-name="ce1" office:value-type="string">
            <text:p>popularity region</text:p>
          </table:table-cell>
          <table:table-cell table:style-name="ce1" office:value-type="string">
            <text:p>Popularity #</text:p>
          </table:table-cell>
          <table:table-cell table:style-name="ce1"/>
          <table:table-cell table:style-name="ce7" table:number-columns-repeated="4"/>
        </table:table-row>
        <table:table-row table:style-name="ro3">
          <table:table-cell table:style-name="ce2" office:value-type="string">
            <text:p>Santiago</text:p>
          </table:table-cell>
          <table:table-cell office:value-type="string">
            <text:p>m</text:p>
          </table:table-cell>
          <table:table-cell office:value-type="string">
            <text:p>spanish, portuguese</text:p>
          </table:table-cell>
          <table:table-cell office:value-type="string">
            <text:p>spanish</text:p>
          </table:table-cell>
          <table:table-cell office:value-type="string">
            <text:p>saint james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teo</text:p>
          </table:table-cell>
          <table:table-cell office:value-type="string">
            <text:p>m</text:p>
          </table:table-cell>
          <table:table-cell office:value-type="string">
            <text:p>spanish, croatian</text:p>
          </table:table-cell>
          <table:table-cell office:value-type="string">
            <text:p>spanish</text:p>
          </table:table-cell>
          <table:table-cell office:value-type="string">
            <text:p>gift of yahweh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Diego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short for santiago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iguel Ángel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who is like god? Messanger of god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liano</text:p>
          </table:table-cell>
          <table:table-cell office:value-type="string">
            <text:p>m</text:p>
          </table:table-cell>
          <table:table-cell office:value-type="string">
            <text:p>spanish, italian</text:p>
          </table:table-cell>
          <table:table-cell office:value-type="string">
            <text:p>spanish</text:p>
          </table:table-cell>
          <table:table-cell office:value-type="string">
            <text:p>from roman family name Aemilius</text:p>
          </table:table-cell>
          <table:table-cell office:value-type="string">
            <text:p>lineag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Sebastián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from sebaste</text:p>
          </table:table-cell>
          <table:table-cell office:value-type="string">
            <text:p>lineag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Leonardo</text:p>
          </table:table-cell>
          <table:table-cell office:value-type="string">
            <text:p>m</text:p>
          </table:table-cell>
          <table:table-cell office:value-type="string">
            <text:p>italian, spanish, portuguese</text:p>
          </table:table-cell>
          <table:table-cell office:value-type="string">
            <text:p>italian</text:p>
          </table:table-cell>
          <table:table-cell office:value-type="string">
            <text:p>brave lion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Mexico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osé Ángel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he will add, messanger of god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esús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jesus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cute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lejandro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defending man</text:p>
          </table:table-cell>
          <table:table-cell office:value-type="string">
            <text:p>job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Ximena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table:number-columns-repeated="2" office:value-type="string">
            <text:p>unknown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ría José</text:p>
          </table:table-cell>
          <table:table-cell office:value-type="string">
            <text:p>f (m)</text:p>
          </table:table-cell>
          <table:table-cell office:value-type="string">
            <text:p>spanish, galician, icelandic</text:p>
          </table:table-cell>
          <table:table-cell office:value-type="string">
            <text:p>spanish</text:p>
          </table:table-cell>
          <table:table-cell office:value-type="string">
            <text:p>Wished-for child,mary and joseph 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alentina</text:p>
          </table:table-cell>
          <table:table-cell office:value-type="string">
            <text:p>f</text:p>
          </table:table-cell>
          <table:table-cell office:value-type="string">
            <text:p>Italian, Russian, Slovene, Croatian, Macedonian, Romanian, Spanish</text:p>
          </table:table-cell>
          <table:table-cell office:value-type="string">
            <text:p>italian</text:p>
          </table:table-cell>
          <table:table-cell office:value-type="string">
            <text:p>strong, vigorous, healthy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ría Fernanda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office:value-type="string">
            <text:p>Wished-for child, brave journey</text:p>
          </table:table-cell>
          <table:table-cell office:value-type="string">
            <text:p>other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aleria</text:p>
          </table:table-cell>
          <table:table-cell office:value-type="string">
            <text:p>f</text:p>
          </table:table-cell>
          <table:table-cell office:value-type="string">
            <text:p>italian, spanish, romanian, german</text:p>
          </table:table-cell>
          <table:table-cell office:value-type="string">
            <text:p>italian</text:p>
          </table:table-cell>
          <table:table-cell office:value-type="string">
            <text:p>to be strong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Mexico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Sofía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office:value-type="string">
            <text:p>wisdom</text:p>
          </table:table-cell>
          <table:table-cell office:value-type="string">
            <text:p>virtue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mila</text:p>
          </table:table-cell>
          <table:table-cell office:value-type="string">
            <text:p>f</text:p>
          </table:table-cell>
          <table:table-cell office:value-type="string">
            <text:p>spanish, portuguese</text:p>
          </table:table-cell>
          <table:table-cell office:value-type="string">
            <text:p>spanish</text:p>
          </table:table-cell>
          <table:table-cell table:number-columns-repeated="2" office:value-type="string">
            <text:p>unknown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Mexico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Regina</text:p>
          </table:table-cell>
          <table:table-cell office:value-type="string">
            <text:p>f</text:p>
          </table:table-cell>
          <table:table-cell office:value-type="string">
            <text:p>English, German, Italian, Spanish, Portuguese, Lithuanian, Polish, Czech, Hungarian, Swedish, Norwegian, Danish</text:p>
          </table:table-cell>
          <table:table-cell office:value-type="string">
            <text:p>english</text:p>
          </table:table-cell>
          <table:table-cell office:value-type="string">
            <text:p>queen</text:p>
          </table:table-cell>
          <table:table-cell office:value-type="string">
            <text:p>status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Renata</text:p>
          </table:table-cell>
          <table:table-cell office:value-type="string">
            <text:p>f</text:p>
          </table:table-cell>
          <table:table-cell office:value-type="string">
            <text:p>Italian, Spanish, Portuguese, German, Polish, Czech, Croatian, Slovene,</text:p>
          </table:table-cell>
          <table:table-cell office:value-type="string">
            <text:p>italian</text:p>
          </table:table-cell>
          <table:table-cell office:value-type="string">
            <text:p>born again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ria Guadalupe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office:value-type="string">
            <text:p>Wished-for child, our lady of guadalupe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Noah</text:p>
          </table:table-cell>
          <table:table-cell office:value-type="string">
            <text:p>m</text:p>
          </table:table-cell>
          <table:table-cell office:value-type="string">
            <text:p>english, biblical</text:p>
          </table:table-cell>
          <table:table-cell office:value-type="string">
            <text:p>english</text:p>
          </table:table-cell>
          <table:table-cell office:value-type="string">
            <text:p>rest, comfort</text:p>
          </table:table-cell>
          <table:table-cell office:value-type="string">
            <text:p>virtu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Liam</text:p>
          </table:table-cell>
          <table:table-cell office:value-type="string">
            <text:p>m</text:p>
          </table:table-cell>
          <table:table-cell office:value-type="string">
            <text:p>irish, english</text:p>
          </table:table-cell>
          <table:table-cell office:value-type="string">
            <text:p>irish</text:p>
          </table:table-cell>
          <table:table-cell office:value-type="string">
            <text:p>will, desire, helmet, protection</text:p>
          </table:table-cell>
          <table:table-cell office:value-type="string">
            <text:p>virtu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USA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cob</text:p>
          </table:table-cell>
          <table:table-cell office:value-type="string">
            <text:p>m</text:p>
          </table:table-cell>
          <table:table-cell office:value-type="string">
            <text:p>English, Dutch, Swedish, Norwegian, Danish, Jewish</text:p>
          </table:table-cell>
          <table:table-cell office:value-type="string">
            <text:p>english</text:p>
          </table:table-cell>
          <table:table-cell office:value-type="string">
            <text:p>holder of the heel, supplanter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son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stoneworker</text:p>
          </table:table-cell>
          <table:table-cell office:value-type="string">
            <text:p>job</text:p>
          </table:table-cell>
          <table:table-cell office:value-type="string">
            <text:p>cool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USA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illiam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will, desire, helmet, protection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than</text:p>
          </table:table-cell>
          <table:table-cell office:value-type="string">
            <text:p>m</text:p>
          </table:table-cell>
          <table:table-cell office:value-type="string">
            <text:p>English, Jewish, French, Biblical</text:p>
          </table:table-cell>
          <table:table-cell office:value-type="string">
            <text:p>english</text:p>
          </table:table-cell>
          <table:table-cell office:value-type="string">
            <text:p>solid, enduring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ichael</text:p>
          </table:table-cell>
          <table:table-cell office:value-type="string">
            <text:p>m</text:p>
          </table:table-cell>
          <table:table-cell office:value-type="string">
            <text:p>English, German, Swedish, Norwegian, Danish, Dutch, Czech, Biblical</text:p>
          </table:table-cell>
          <table:table-cell office:value-type="string">
            <text:p>english</text:p>
          </table:table-cell>
          <table:table-cell office:value-type="string">
            <text:p>who is like god?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lexander</text:p>
          </table:table-cell>
          <table:table-cell office:value-type="string">
            <text:p>m</text:p>
          </table:table-cell>
          <table:table-cell office:value-type="string">
            <text:p>English, German, Dutch, Swedish, Norwegian, Danish, Icelandic, Hungarian, Slovak, Biblical,</text:p>
          </table:table-cell>
          <table:table-cell office:value-type="string">
            <text:p>english</text:p>
          </table:table-cell>
          <table:table-cell office:value-type="string">
            <text:p>defending man</text:p>
          </table:table-cell>
          <table:table-cell office:value-type="string">
            <text:p>job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yden</text:p>
          </table:table-cell>
          <table:table-cell office:value-type="string">
            <text:p>m (f)</text:p>
          </table:table-cell>
          <table:table-cell office:value-type="string">
            <text:p>english</text:p>
          </table:table-cell>
          <table:table-cell office:value-type="string">
            <text:p>english, invented</text:p>
          </table:table-cell>
          <table:table-cell table:number-columns-repeated="2" office:value-type="string">
            <text:p>invented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USA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Daniel</text:p>
          </table:table-cell>
          <table:table-cell office:value-type="string">
            <text:p>m</text:p>
          </table:table-cell>
          <table:table-cell office:value-type="string">
            <text:p>English, Hebrew, French, German, Swedish, Norwegian, Danish, Polish, Czech, Slovak, Spanish, Portuguese, Romanian, Slovene, Bulgarian, Macedonian, Croatian, Armenian, Georgian, Biblical</text:p>
          </table:table-cell>
          <table:table-cell office:value-type="string">
            <text:p>english</text:p>
          </table:table-cell>
          <table:table-cell office:value-type="string">
            <text:p>god is my judge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Sophia</text:p>
          </table:table-cell>
          <table:table-cell office:value-type="string">
            <text:p>f</text:p>
          </table:table-cell>
          <table:table-cell office:value-type="string">
            <text:p>English, Greek, German</text:p>
          </table:table-cell>
          <table:table-cell office:value-type="string">
            <text:p>english</text:p>
          </table:table-cell>
          <table:table-cell office:value-type="string">
            <text:p>wisdom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ma</text:p>
          </table:table-cell>
          <table:table-cell office:value-type="string">
            <text:p>f</text:p>
          </table:table-cell>
          <table:table-cell office:value-type="string">
            <text:p>English, French, Italian, Spanish, Swedish, Norwegian, Danish, Finnish, Dutch, German</text:p>
          </table:table-cell>
          <table:table-cell office:value-type="string">
            <text:p>english</text:p>
          </table:table-cell>
          <table:table-cell office:value-type="string">
            <text:p>whole, universal</text:p>
          </table:table-cell>
          <table:table-cell office:value-type="string">
            <text:p>virtu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livia</text:p>
          </table:table-cell>
          <table:table-cell office:value-type="string">
            <text:p>f</text:p>
          </table:table-cell>
          <table:table-cell office:value-type="string">
            <text:p>English, Italian, Spanish, German, Finnish, Swedish, Norwegian, Danish</text:p>
          </table:table-cell>
          <table:table-cell office:value-type="string">
            <text:p>english</text:p>
          </table:table-cell>
          <table:table-cell office:value-type="string">
            <text:p>olive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Isabella</text:p>
          </table:table-cell>
          <table:table-cell office:value-type="string">
            <text:p>f</text:p>
          </table:table-cell>
          <table:table-cell office:value-type="string">
            <text:p>Italian, German, English, Swedish, Norwegian, Danish, Dutch, Romanian</text:p>
          </table:table-cell>
          <table:table-cell office:value-type="string">
            <text:p>italian</text:p>
          </table:table-cell>
          <table:table-cell office:value-type="string">
            <text:p>my god is my oath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USA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va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to breathe</text:p>
          </table:table-cell>
          <table:table-cell office:value-type="string">
            <text:p>other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USA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ia</text:p>
          </table:table-cell>
          <table:table-cell office:value-type="string">
            <text:p>f</text:p>
          </table:table-cell>
          <table:table-cell office:value-type="string">
            <text:p>Swedish, Norwegian, Danish, Dutch, German, English</text:p>
          </table:table-cell>
          <table:table-cell office:value-type="string">
            <text:p>swedish</text:p>
          </table:table-cell>
          <table:table-cell office:value-type="string">
            <text:p>Wished-for child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tough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ly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rival</text:p>
          </table:table-cell>
          <table:table-cell office:value-type="string">
            <text:p>negativ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bigail</text:p>
          </table:table-cell>
          <table:table-cell office:value-type="string">
            <text:p>f</text:p>
          </table:table-cell>
          <table:table-cell office:value-type="string">
            <text:p>English, German, Biblical</text:p>
          </table:table-cell>
          <table:table-cell office:value-type="string">
            <text:p>english</text:p>
          </table:table-cell>
          <table:table-cell office:value-type="string">
            <text:p>father's joy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dison</text:p>
          </table:table-cell>
          <table:table-cell office:value-type="string">
            <text:p>f (m)</text:p>
          </table:table-cell>
          <table:table-cell table:number-columns-repeated="2" office:value-type="string">
            <text:p>english</text:p>
          </table:table-cell>
          <table:table-cell office:value-type="string">
            <text:p>son of maud</text:p>
          </table:table-cell>
          <table:table-cell office:value-type="string">
            <text:p>lineag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lizabeth</text:p>
          </table:table-cell>
          <table:table-cell office:value-type="string">
            <text:p>f</text:p>
          </table:table-cell>
          <table:table-cell office:value-type="string">
            <text:p>english, biblical</text:p>
          </table:table-cell>
          <table:table-cell office:value-type="string">
            <text:p>english</text:p>
          </table:table-cell>
          <table:table-cell office:value-type="string">
            <text:p>my god is my oath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liver</text:p>
          </table:table-cell>
          <table:table-cell office:value-type="string">
            <text:p>m</text:p>
          </table:table-cell>
          <table:table-cell office:value-type="string">
            <text:p>English, German, Swedish, Norwegian, Danish, Finnish, Estonian, Serbian, Croatian, Macedonian, Czech, Slovak</text:p>
          </table:table-cell>
          <table:table-cell office:value-type="string">
            <text:p>english</text:p>
          </table:table-cell>
          <table:table-cell office:value-type="string">
            <text:p>olive tree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ck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yahweh is gracious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cute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Harry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home ruler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cob</text:p>
          </table:table-cell>
          <table:table-cell office:value-type="string">
            <text:p>m</text:p>
          </table:table-cell>
          <table:table-cell office:value-type="string">
            <text:p>English, Dutch, Swedish, Norwegian, Danish, Jewish</text:p>
          </table:table-cell>
          <table:table-cell office:value-type="string">
            <text:p>english</text:p>
          </table:table-cell>
          <table:table-cell office:value-type="string">
            <text:p>holder of the heel, supplanter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harlie</text:p>
          </table:table-cell>
          <table:table-cell office:value-type="string">
            <text:p>m (f)</text:p>
          </table:table-cell>
          <table:table-cell table:number-columns-repeated="2" office:value-type="string">
            <text:p>english</text:p>
          </table:table-cell>
          <table:table-cell office:value-type="string">
            <text:p>army, warrior</text:p>
          </table:table-cell>
          <table:table-cell office:value-type="string">
            <text:p>job</text:p>
          </table:table-cell>
          <table:table-cell office:value-type="string">
            <text:p>cute</text:p>
          </table:table-cell>
          <table:table-cell office:value-type="string">
            <text:p>tough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Thomas</text:p>
          </table:table-cell>
          <table:table-cell office:value-type="string">
            <text:p>m</text:p>
          </table:table-cell>
          <table:table-cell office:value-type="string">
            <text:p>English, French, German, Dutch, Swedish, Norwegian, Danish, Greek, Biblical</text:p>
          </table:table-cell>
          <table:table-cell office:value-type="string">
            <text:p>english</text:p>
          </table:table-cell>
          <table:table-cell office:value-type="string">
            <text:p>twin</text:p>
          </table:table-cell>
          <table:table-cell office:value-type="string">
            <text:p>lineag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scar</text:p>
          </table:table-cell>
          <table:table-cell office:value-type="string">
            <text:p>m</text:p>
          </table:table-cell>
          <table:table-cell office:value-type="string">
            <text:p>English, Irish, Portuguese (Brazilian), Italian, Swedish, Norwegian, Danish, Dutch, French</text:p>
          </table:table-cell>
          <table:table-cell office:value-type="string">
            <text:p>english</text:p>
          </table:table-cell>
          <table:table-cell office:value-type="string">
            <text:p>deer friend (not a typo, literal deer)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England &amp; Wales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illiam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will, desire, helmet, protection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mes</text:p>
          </table:table-cell>
          <table:table-cell office:value-type="string">
            <text:p>m</text:p>
          </table:table-cell>
          <table:table-cell office:value-type="string">
            <text:p>english, biblical</text:p>
          </table:table-cell>
          <table:table-cell office:value-type="string">
            <text:p>english</text:p>
          </table:table-cell>
          <table:table-cell office:value-type="string">
            <text:p>holder of the heel, supplanter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George</text:p>
          </table:table-cell>
          <table:table-cell office:value-type="string">
            <text:p>m</text:p>
          </table:table-cell>
          <table:table-cell office:value-type="string">
            <text:p>english, romanian</text:p>
          </table:table-cell>
          <table:table-cell office:value-type="string">
            <text:p>english</text:p>
          </table:table-cell>
          <table:table-cell office:value-type="string">
            <text:p>farmer, earthworker</text:p>
          </table:table-cell>
          <table:table-cell office:value-type="string">
            <text:p>job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England &amp; Wales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melia</text:p>
          </table:table-cell>
          <table:table-cell office:value-type="string">
            <text:p>f</text:p>
          </table:table-cell>
          <table:table-cell office:value-type="string">
            <text:p>English, Spanish, Italian, Polish, Dutch, German</text:p>
          </table:table-cell>
          <table:table-cell office:value-type="string">
            <text:p>english</text:p>
          </table:table-cell>
          <table:table-cell office:value-type="string">
            <text:p>work</text:p>
          </table:table-cell>
          <table:table-cell office:value-type="string">
            <text:p>negative</text:p>
          </table:table-cell>
          <table:table-cell office:value-type="string">
            <text:p>pretty</text:p>
          </table:table-cell>
          <table:table-cell office:value-type="string">
            <text:p>tough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livia</text:p>
          </table:table-cell>
          <table:table-cell office:value-type="string">
            <text:p>f</text:p>
          </table:table-cell>
          <table:table-cell office:value-type="string">
            <text:p>English, Italian, Spanish, German, Finnish, Swedish, Norwegian, Danish</text:p>
          </table:table-cell>
          <table:table-cell office:value-type="string">
            <text:p>english</text:p>
          </table:table-cell>
          <table:table-cell office:value-type="string">
            <text:p>olive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ly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rival</text:p>
          </table:table-cell>
          <table:table-cell office:value-type="string">
            <text:p>negativ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va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to breathe</text:p>
          </table:table-cell>
          <table:table-cell office:value-type="string">
            <text:p>other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England &amp; Wales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Isla</text:p>
          </table:table-cell>
          <table:table-cell office:value-type="string">
            <text:p>f</text:p>
          </table:table-cell>
          <table:table-cell office:value-type="string">
            <text:p>scottish</text:p>
          </table:table-cell>
          <table:table-cell office:value-type="string">
            <text:p>scottish</text:p>
          </table:table-cell>
          <table:table-cell office:value-type="string">
            <text:p>the island of islay</text:p>
          </table:table-cell>
          <table:table-cell office:value-type="string">
            <text:p>location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England &amp; Wale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essica</text:p>
          </table:table-cell>
          <table:table-cell office:value-type="string">
            <text:p>f</text:p>
          </table:table-cell>
          <table:table-cell office:value-type="string">
            <text:p>English, French, German, Swedish, Norwegian, Danish, Italian</text:p>
          </table:table-cell>
          <table:table-cell office:value-type="string">
            <text:p>english</text:p>
          </table:table-cell>
          <table:table-cell office:value-type="string">
            <text:p>invented by shakespeare</text:p>
          </table:table-cell>
          <table:table-cell office:value-type="string">
            <text:p>invented</text:p>
          </table:table-cell>
          <table:table-cell office:value-type="string">
            <text:p>pretty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Poppy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red flower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England &amp; Wales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Isabella</text:p>
          </table:table-cell>
          <table:table-cell office:value-type="string">
            <text:p>f</text:p>
          </table:table-cell>
          <table:table-cell office:value-type="string">
            <text:p>Italian, German, English, Swedish, Norwegian, Danish, Dutch, Romanian</text:p>
          </table:table-cell>
          <table:table-cell office:value-type="string">
            <text:p>italian</text:p>
          </table:table-cell>
          <table:table-cell office:value-type="string">
            <text:p>my god is my oath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England &amp; Wales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Sophie</text:p>
          </table:table-cell>
          <table:table-cell office:value-type="string">
            <text:p>f</text:p>
          </table:table-cell>
          <table:table-cell office:value-type="string">
            <text:p>French, English, German, Dutch</text:p>
          </table:table-cell>
          <table:table-cell office:value-type="string">
            <text:p>french</text:p>
          </table:table-cell>
          <table:table-cell office:value-type="string">
            <text:p>wisdom</text:p>
          </table:table-cell>
          <table:table-cell office:value-type="string">
            <text:p>virtue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ia</text:p>
          </table:table-cell>
          <table:table-cell office:value-type="string">
            <text:p>f</text:p>
          </table:table-cell>
          <table:table-cell office:value-type="string">
            <text:p>Swedish, Norwegian, Danish, Dutch, German, English</text:p>
          </table:table-cell>
          <table:table-cell office:value-type="string">
            <text:p>swedish</text:p>
          </table:table-cell>
          <table:table-cell office:value-type="string">
            <text:p>Wished-for child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Yusuf</text:p>
          </table:table-cell>
          <table:table-cell office:value-type="string">
            <text:p>m</text:p>
          </table:table-cell>
          <table:table-cell office:value-type="string">
            <text:p>Arabic, Turkish</text:p>
          </table:table-cell>
          <table:table-cell office:value-type="string">
            <text:p>arabic</text:p>
          </table:table-cell>
          <table:table-cell office:value-type="string">
            <text:p>form of joseph, he will add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erat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letters patent</text:p>
          </table:table-cell>
          <table:table-cell office:value-type="string">
            <text:p>other</text:p>
          </table:table-cell>
          <table:table-cell office:value-type="string">
            <text:p>tough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ustafa</text:p>
          </table:table-cell>
          <table:table-cell office:value-type="string">
            <text:p>m</text:p>
          </table:table-cell>
          <table:table-cell office:value-type="string">
            <text:p>Arabic, Turkish</text:p>
          </table:table-cell>
          <table:table-cell office:value-type="string">
            <text:p>arabic</text:p>
          </table:table-cell>
          <table:table-cell office:value-type="string">
            <text:p>the chosen one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urkey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hmet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more commendable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r</text:p>
          </table:table-cell>
          <table:table-cell office:value-type="string">
            <text:p>m</text:p>
          </table:table-cell>
          <table:table-cell office:value-type="string">
            <text:p>Bosnian</text:p>
          </table:table-cell>
          <table:table-cell office:value-type="string">
            <text:p>bosnian</text:p>
          </table:table-cell>
          <table:table-cell office:value-type="string">
            <text:p>commander, prince. Originally a title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Ömer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populous, flourishing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ehmet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form of muhammed, praiseworthy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uhammed</text:p>
          </table:table-cell>
          <table:table-cell office:value-type="string">
            <text:p>m</text:p>
          </table:table-cell>
          <table:table-cell office:value-type="string">
            <text:p>Arabic, Pakistani, Urdu, Pashto, Tajik, Indonesian, Malay</text:p>
          </table:table-cell>
          <table:table-cell office:value-type="string">
            <text:p>arabic</text:p>
          </table:table-cell>
          <table:table-cell office:value-type="string">
            <text:p>praiseworthy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Turkey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rhan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prince, ruler</text:p>
          </table:table-cell>
          <table:table-cell office:value-type="string">
            <text:p>stat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ymen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more lucky, blessed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Zeynep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fragrant flowering tree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lif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Slender</text:p>
          </table:table-cell>
          <table:table-cell office:value-type="string">
            <text:p>appearance</text:p>
          </table:table-cell>
          <table:table-cell office:value-type="string">
            <text:p>tough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crin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table:number-columns-repeated="2" office:value-type="string">
            <text:p>unknown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Yağmu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rain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Zehra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brilliant, bright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zra</text:p>
          </table:table-cell>
          <table:table-cell office:value-type="string">
            <text:p>f</text:p>
          </table:table-cell>
          <table:table-cell office:value-type="string">
            <text:p>Arabic, Turkish, Bosnian, Persian, Pakistani, Urdu</text:p>
          </table:table-cell>
          <table:table-cell office:value-type="string">
            <text:p>arabic</text:p>
          </table:table-cell>
          <table:table-cell office:value-type="string">
            <text:p>virgin</text:p>
          </table:table-cell>
          <table:table-cell office:value-type="string">
            <text:p>stat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Nisanu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the woman, light, sura of the quran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Nehi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river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Hiranu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cave where mohammed received first revelations, light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elinay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table:number-columns-repeated="2" office:value-type="string">
            <text:p>unknown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Hiroto </text:span><text:span text:style-name="T2">大翔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big, great, soar, glide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Ren </text:span><text:span text:style-name="T2">蓮</text:span></text:p>
          </table:table-cell>
          <table:table-cell office:value-type="string">
            <text:p>m (f)</text:p>
          </table:table-cell>
          <table:table-cell table:number-columns-repeated="2" office:value-type="string">
            <text:p>Japanese</text:p>
          </table:table-cell>
          <table:table-cell office:value-type="string">
            <text:p>lotus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string">
            <text:p>Japan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Yuuma </text:span><text:span text:style-name="T2">悠真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distant, leasurely, real, genuine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Minato </text:span><text:span text:style-name="T2">湊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harbour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Japa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Haruto </text:span><text:span text:style-name="T2">陽斗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light, sun, male, constellation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Shouta </text:span><text:span text:style-name="T2">翔太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soar, glide, thick, big</text:p>
          </table:table-cell>
          <table:table-cell office:value-type="string">
            <text:p>other</text:p>
          </table:table-cell>
          <table:table-cell office:value-type="string">
            <text:p>tough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Yuuto </text:span><text:span text:style-name="T2">悠斗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distant, leasurely, constellation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Haruto </text:span><text:span text:style-name="T2">陽翔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light, sun, male, soar, fly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Souma </text:span><text:span text:style-name="T2">颯真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sudden, sound of wind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Japan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Souta </text:span><text:span text:style-name="T2">颯太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sudden, sound of wind, thick, big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Yuina </text:span><text:span text:style-name="T2">結菜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tie, bind, vegetables, greens</text:p>
          </table:table-cell>
          <table:table-cell office:value-type="string">
            <text:p>nature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Hina </text:span><text:span text:style-name="T2">陽菜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light, sun, male, vegetables, greens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Aoi </text:span><text:span text:style-name="T2">葵</text:span></text:p>
          </table:table-cell>
          <table:table-cell office:value-type="string">
            <text:p>f (m)</text:p>
          </table:table-cell>
          <table:table-cell table:number-columns-repeated="2" office:value-type="string">
            <text:p>Japanese</text:p>
          </table:table-cell>
          <table:table-cell office:value-type="string">
            <text:p>hollyhock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Yua </text:span><text:span text:style-name="T2">結愛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tie, bind, love, affection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6" table:visibility="collapse">
          <table:table-cell table:style-name="ce2" office:value-type="string">
            <text:p><text:span text:style-name="T1">Yui </text:span><text:span text:style-name="T2">結衣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tie, bind, clothing, garment</text:p>
          </table:table-cell>
          <table:table-cell office:value-type="string">
            <text:p>other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Rin </text:span><text:span text:style-name="T2">凛</text:span></text:p>
          </table:table-cell>
          <table:table-cell office:value-type="string">
            <text:p>f (m)</text:p>
          </table:table-cell>
          <table:table-cell table:number-columns-repeated="2" office:value-type="string">
            <text:p>Japanese</text:p>
          </table:table-cell>
          <table:table-cell office:value-type="string">
            <text:p>dignified, severe, cold</text:p>
          </table:table-cell>
          <table:table-cell office:value-type="string">
            <text:p>negative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Airi </text:span><text:span text:style-name="T2">愛莉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love, affection, white jasmine</text:p>
          </table:table-cell>
          <table:table-cell office:value-type="string">
            <text:p>natur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Koharu </text:span><text:span text:style-name="T2">心春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heart, spring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Airi </text:span><text:span text:style-name="T2">愛梨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love, affection, pear</text:p>
          </table:table-cell>
          <table:table-cell office:value-type="string">
            <text:p>natur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Mei </text:span><text:span text:style-name="T2">芽依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bud, rely on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 table:visibility="collapse">
          <table:table-cell table:style-name="ce2" office:value-type="string">
            <text:p>—</text:p>
          </table:table-cell>
          <table:table-cell office:value-type="string">
            <text:p>—</text:p>
          </table:table-cell>
          <table:table-cell/>
          <table:table-cell office:value-type="string">
            <text:p>—</text:p>
          </table:table-cell>
          <table:table-cell/>
          <table:table-cell table:number-columns-repeated="7" office:value-type="string">
            <text:p>—</text:p>
          </table:table-cell>
          <table:table-cell table:number-columns-repeated="5"/>
        </table:table-row>
        <table:table-row table:style-name="ro3">
          <table:table-cell table:style-name="ce2" office:value-type="string">
            <text:p>Hugo</text:p>
          </table:table-cell>
          <table:table-cell office:value-type="string">
            <text:p>m</text:p>
          </table:table-cell>
          <table:table-cell/>
          <table:table-cell office:value-type="string">
            <text:p>spanish</text:p>
          </table:table-cell>
          <table:table-cell table:number-columns-repeated="2"/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pain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Daniel</text:p>
          </table:table-cell>
          <table:table-cell office:value-type="string">
            <text:p>m</text:p>
          </table:table-cell>
          <table:table-cell/>
          <table:table-cell office:value-type="string">
            <text:p>english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pain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3" office:value-type="string">
            <text:p>Pablo</text:p>
          </table:table-cell>
          <table:table-cell office:value-type="string">
            <text:p>m</text:p>
          </table:table-cell>
          <table:table-cell/>
          <table:table-cell office:value-type="string">
            <text:p>spanish</text:p>
          </table:table-cell>
          <table:table-cell table:number-columns-repeated="2"/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pai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Alejandro</text:p>
          </table:table-cell>
          <table:table-cell office:value-type="string">
            <text:p>m</text:p>
          </table:table-cell>
          <table:table-cell/>
          <table:table-cell office:value-type="string">
            <text:p>spanish</text:p>
          </table:table-cell>
          <table:table-cell table:number-columns-repeated="2"/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pai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Álvaro</text:p>
          </table:table-cell>
          <table:table-cell office:value-type="string">
            <text:p>m</text:p>
          </table:table-cell>
          <table:table-cell/>
          <table:table-cell office:value-type="string">
            <text:p>spanish</text:p>
          </table:table-cell>
          <table:table-cell table:number-columns-repeated="2"/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pain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3" office:value-type="string">
            <text:p>Adrian</text:p>
          </table:table-cell>
          <table:table-cell office:value-type="string">
            <text:p>m</text:p>
          </table:table-cell>
          <table:table-cell/>
          <table:table-cell office:value-type="string">
            <text:p>english</text:p>
          </table:table-cell>
          <table:table-cell table:number-columns-repeated="2"/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pain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3" office:value-type="string">
            <text:p>David</text:p>
          </table:table-cell>
          <table:table-cell office:value-type="string">
            <text:p>m</text:p>
          </table:table-cell>
          <table:table-cell/>
          <table:table-cell office:value-type="string">
            <text:p>english</text:p>
          </table:table-cell>
          <table:table-cell table:number-columns-repeated="2"/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pain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ario</text:p>
          </table:table-cell>
          <table:table-cell office:value-type="string">
            <text:p>m</text:p>
          </table:table-cell>
          <table:table-cell/>
          <table:table-cell office:value-type="string">
            <text:p>italian</text:p>
          </table:table-cell>
          <table:table-cell table:number-columns-repeated="2"/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pain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3" office:value-type="string">
            <text:p>Diego</text:p>
          </table:table-cell>
          <table:table-cell office:value-type="string">
            <text:p>m</text:p>
          </table:table-cell>
          <table:table-cell/>
          <table:table-cell office:value-type="string">
            <text:p>spanish</text:p>
          </table:table-cell>
          <table:table-cell table:number-columns-repeated="2"/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pain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3" office:value-type="string">
            <text:p>Javier</text:p>
          </table:table-cell>
          <table:table-cell office:value-type="string">
            <text:p>m</text:p>
          </table:table-cell>
          <table:table-cell/>
          <table:table-cell office:value-type="string">
            <text:p>spanish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pain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Lucia</text:p>
          </table:table-cell>
          <table:table-cell office:value-type="string">
            <text:p>f</text:p>
          </table:table-cell>
          <table:table-cell/>
          <table:table-cell office:value-type="string">
            <text:p>italian</text:p>
          </table:table-cell>
          <table:table-cell table:number-columns-repeated="2"/>
          <table:table-cell office:value-type="string">
            <text:p>pretty</text:p>
          </table:table-cell>
          <table:table-cell office:value-type="string">
            <text:p>tough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pain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aria</text:p>
          </table:table-cell>
          <table:table-cell office:value-type="string">
            <text:p>f</text:p>
          </table:table-cell>
          <table:table-cell/>
          <table:table-cell office:value-type="string">
            <text:p>italian</text:p>
          </table:table-cell>
          <table:table-cell table:number-columns-repeated="2"/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pain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3" office:value-type="string">
            <text:p>Paula</text:p>
          </table:table-cell>
          <table:table-cell office:value-type="string">
            <text:p>f</text:p>
          </table:table-cell>
          <table:table-cell/>
          <table:table-cell office:value-type="string">
            <text:p>german</text:p>
          </table:table-cell>
          <table:table-cell table:number-columns-repeated="2"/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pai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Daniela</text:p>
          </table:table-cell>
          <table:table-cell office:value-type="string">
            <text:p>f</text:p>
          </table:table-cell>
          <table:table-cell/>
          <table:table-cell office:value-type="string">
            <text:p>italian</text:p>
          </table:table-cell>
          <table:table-cell table:number-columns-repeated="2"/>
          <table:table-cell office:value-type="string">
            <text:p>tough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pai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artina</text:p>
          </table:table-cell>
          <table:table-cell office:value-type="string">
            <text:p>f</text:p>
          </table:table-cell>
          <table:table-cell/>
          <table:table-cell office:value-type="string">
            <text:p>german</text:p>
          </table:table-cell>
          <table:table-cell table:number-columns-repeated="2"/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pain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rla</text:p>
          </table:table-cell>
          <table:table-cell office:value-type="string">
            <text:p>f</text:p>
          </table:table-cell>
          <table:table-cell/>
          <table:table-cell office:value-type="string">
            <text:p>italian</text:p>
          </table:table-cell>
          <table:table-cell table:number-columns-repeated="2"/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pain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3" office:value-type="string">
            <text:p>Sara</text:p>
          </table:table-cell>
          <table:table-cell office:value-type="string">
            <text:p>f</text:p>
          </table:table-cell>
          <table:table-cell/>
          <table:table-cell office:value-type="string">
            <text:p>greek</text:p>
          </table:table-cell>
          <table:table-cell table:number-columns-repeated="2"/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pain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3" office:value-type="string">
            <text:p>Sofia</text:p>
          </table:table-cell>
          <table:table-cell office:value-type="string">
            <text:p>f</text:p>
          </table:table-cell>
          <table:table-cell/>
          <table:table-cell office:value-type="string">
            <text:p>norwegian</text:p>
          </table:table-cell>
          <table:table-cell table:number-columns-repeated="2"/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pain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aleria</text:p>
          </table:table-cell>
          <table:table-cell office:value-type="string">
            <text:p>f</text:p>
          </table:table-cell>
          <table:table-cell/>
          <table:table-cell office:value-type="string">
            <text:p>italian</text:p>
          </table:table-cell>
          <table:table-cell table:number-columns-repeated="2"/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pain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3" office:value-type="string">
            <text:p>Julia</text:p>
          </table:table-cell>
          <table:table-cell office:value-type="string">
            <text:p>f</text:p>
          </table:table-cell>
          <table:table-cell/>
          <table:table-cell office:value-type="string">
            <text:p>english</text:p>
          </table:table-cell>
          <table:table-cell table:number-columns-repeated="2"/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pain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 table:number-rows-repeated="1048453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heet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Songti-SC-Regular" svg:font-family="STSongti-SC-Regular"/>
    <style:font-face style:name="Helvetica" svg:font-family="Helvetica" style:font-family-generic="swiss"/>
    <style:font-face style:name="Proxima Nova" svg:font-family="'Proxima Nova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9/15/2016</text:date>, <text:time>19:5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6:27:10</meta:creation-date>
    <dc:date>2016-09-15T19:50:21</dc:date>
    <meta:editing-duration>P6DT1H34M34S</meta:editing-duration>
    <meta:editing-cycles>14</meta:editing-cycles>
    <meta:generator>OpenOffice/4.1.1$Unix OpenOffice.org_project/411m6$Build-9775</meta:generator>
    <meta:document-statistic meta:table-count="3" meta:cell-count="1382" meta:object-count="0"/>
    <meta:user-defined meta:name=""/>
  </office:meta>
</office:document-meta>
</file>